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weight="bold" style:font-weight-asian="bold" style:font-weight-complex="bold"/>
      <style:map style:condition="cell-content()=&quot;Red&quot;" style:apply-style-name="Untitled1" style:base-cell-address="Sheet1.A1"/>
      <style:map style:condition="cell-content()=&quot;Orange&quot;" style:apply-style-name="Untitled2" style:base-cell-address="Sheet1.A1"/>
      <style:map style:condition="cell-content()=&quot;Yellow&quot;" style:apply-style-name="Untitled3" style:base-cell-address="Sheet1.A1"/>
      <style:map style:condition="cell-content()=&quot;Green&quot;" style:apply-style-name="Untitled4" style:base-cell-address="Sheet1.A1"/>
      <style:map style:condition="cell-content()=&quot;Blue&quot;" style:apply-style-name="Untitled5" style:base-cell-address="Sheet1.A1"/>
      <style:map style:condition="cell-content()=&quot;Purple&quot;" style:apply-style-name="Untitled7" style:base-cell-address="Sheet1.A1"/>
      <style:map style:condition="cell-content()=&quot;Pink&quot;" style:apply-style-name="Untitled8" style:base-cell-address="Sheet1.A1"/>
      <style:map style:condition="cell-content()=&quot;Black&quot;" style:apply-style-name="Untitled10" style:base-cell-address="Sheet1.A1"/>
      <style:map style:condition="cell-content()=&quot;Grey&quot;" style:apply-style-name="Untitled11" style:base-cell-address="Sheet1.A1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  <style:map style:condition="cell-content()=&quot;Red&quot;" style:apply-style-name="Untitled1" style:base-cell-address="Sheet1.A1"/>
      <style:map style:condition="cell-content()=&quot;Orange&quot;" style:apply-style-name="Untitled2" style:base-cell-address="Sheet1.A1"/>
      <style:map style:condition="cell-content()=&quot;Yellow&quot;" style:apply-style-name="Untitled3" style:base-cell-address="Sheet1.A1"/>
      <style:map style:condition="cell-content()=&quot;Green&quot;" style:apply-style-name="Untitled4" style:base-cell-address="Sheet1.A1"/>
      <style:map style:condition="cell-content()=&quot;Blue&quot;" style:apply-style-name="Untitled5" style:base-cell-address="Sheet1.A1"/>
      <style:map style:condition="cell-content()=&quot;Purple&quot;" style:apply-style-name="Untitled7" style:base-cell-address="Sheet1.A1"/>
      <style:map style:condition="cell-content()=&quot;Pink&quot;" style:apply-style-name="Untitled8" style:base-cell-address="Sheet1.A1"/>
      <style:map style:condition="cell-content()=&quot;Black&quot;" style:apply-style-name="Untitled10" style:base-cell-address="Sheet1.A1"/>
      <style:map style:condition="cell-content()=&quot;Grey&quot;" style:apply-style-name="Untitled11" style:base-cell-address="Sheet1.A1"/>
    </style:style>
    <style:style style:name="ce3" style:family="table-cell" style:parent-style-name="Default">
      <style:map style:condition="cell-content()=&quot;Red&quot;" style:apply-style-name="Untitled1" style:base-cell-address="Sheet1.A1"/>
      <style:map style:condition="cell-content()=&quot;Orange&quot;" style:apply-style-name="Untitled2" style:base-cell-address="Sheet1.A1"/>
      <style:map style:condition="cell-content()=&quot;Yellow&quot;" style:apply-style-name="Untitled3" style:base-cell-address="Sheet1.A1"/>
      <style:map style:condition="cell-content()=&quot;Green&quot;" style:apply-style-name="Untitled4" style:base-cell-address="Sheet1.A1"/>
      <style:map style:condition="cell-content()=&quot;Blue&quot;" style:apply-style-name="Untitled5" style:base-cell-address="Sheet1.A1"/>
      <style:map style:condition="cell-content()=&quot;Purple&quot;" style:apply-style-name="Untitled7" style:base-cell-address="Sheet1.A1"/>
      <style:map style:condition="cell-content()=&quot;Pink&quot;" style:apply-style-name="Untitled8" style:base-cell-address="Sheet1.A1"/>
      <style:map style:condition="cell-content()=&quot;Black&quot;" style:apply-style-name="Untitled10" style:base-cell-address="Sheet1.A1"/>
      <style:map style:condition="cell-content()=&quot;Grey&quot;" style:apply-style-name="Untitled11" style:base-cell-address="Sheet1.A1"/>
    </style:style>
    <style:style style:name="ce4" style:family="table-cell" style:parent-style-name="Default">
      <style:table-cell-properties fo:background-color="#80808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Red&quot;" style:apply-style-name="Untitled1" style:base-cell-address="Sheet1.A1"/>
      <style:map style:condition="cell-content()=&quot;Orange&quot;" style:apply-style-name="Untitled2" style:base-cell-address="Sheet1.A1"/>
      <style:map style:condition="cell-content()=&quot;Yellow&quot;" style:apply-style-name="Untitled3" style:base-cell-address="Sheet1.A1"/>
      <style:map style:condition="cell-content()=&quot;Green&quot;" style:apply-style-name="Untitled4" style:base-cell-address="Sheet1.A1"/>
      <style:map style:condition="cell-content()=&quot;Blue&quot;" style:apply-style-name="Untitled5" style:base-cell-address="Sheet1.A1"/>
      <style:map style:condition="cell-content()=&quot;Purple&quot;" style:apply-style-name="Untitled7" style:base-cell-address="Sheet1.A1"/>
      <style:map style:condition="cell-content()=&quot;Pink&quot;" style:apply-style-name="Untitled8" style:base-cell-address="Sheet1.A1"/>
      <style:map style:condition="cell-content()=&quot;Black&quot;" style:apply-style-name="Untitled10" style:base-cell-address="Sheet1.A1"/>
      <style:map style:condition="cell-content()=&quot;Grey&quot;" style:apply-style-name="Untitled11" style:base-cell-address="Sheet1.A1"/>
    </style:style>
    <style:style style:name="ce5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mm"/>
      <style:text-properties style:font-name="Liberation Sans" fo:font-weight="bold" style:font-weight-asian="bold" style:font-weight-complex="bold"/>
      <style:map style:condition="cell-content()=&quot;Red&quot;" style:apply-style-name="Untitled1" style:base-cell-address="Sheet1.A1"/>
      <style:map style:condition="cell-content()=&quot;Orange&quot;" style:apply-style-name="Untitled2" style:base-cell-address="Sheet1.A1"/>
      <style:map style:condition="cell-content()=&quot;Yellow&quot;" style:apply-style-name="Untitled3" style:base-cell-address="Sheet1.A1"/>
      <style:map style:condition="cell-content()=&quot;Green&quot;" style:apply-style-name="Untitled4" style:base-cell-address="Sheet1.A1"/>
      <style:map style:condition="cell-content()=&quot;Blue&quot;" style:apply-style-name="Untitled5" style:base-cell-address="Sheet1.A1"/>
      <style:map style:condition="cell-content()=&quot;Purple&quot;" style:apply-style-name="Untitled7" style:base-cell-address="Sheet1.A1"/>
      <style:map style:condition="cell-content()=&quot;Pink&quot;" style:apply-style-name="Untitled8" style:base-cell-address="Sheet1.A1"/>
      <style:map style:condition="cell-content()=&quot;Black&quot;" style:apply-style-name="Untitled10" style:base-cell-address="Sheet1.A1"/>
      <style:map style:condition="cell-content()=&quot;Grey&quot;" style:apply-style-name="Untitled11" style:base-cell-address="Sheet1.A1"/>
    </style:style>
    <style:style style:name="ce6" style:family="table-cell" style:parent-style-name="Default">
      <style:table-cell-properties fo:background-color="#808080"/>
      <style:map style:condition="cell-content()=&quot;Red&quot;" style:apply-style-name="Untitled1" style:base-cell-address="Sheet1.A1"/>
      <style:map style:condition="cell-content()=&quot;Orange&quot;" style:apply-style-name="Untitled2" style:base-cell-address="Sheet1.A1"/>
      <style:map style:condition="cell-content()=&quot;Yellow&quot;" style:apply-style-name="Untitled3" style:base-cell-address="Sheet1.A1"/>
      <style:map style:condition="cell-content()=&quot;Green&quot;" style:apply-style-name="Untitled4" style:base-cell-address="Sheet1.A1"/>
      <style:map style:condition="cell-content()=&quot;Blue&quot;" style:apply-style-name="Untitled5" style:base-cell-address="Sheet1.A1"/>
      <style:map style:condition="cell-content()=&quot;Purple&quot;" style:apply-style-name="Untitled7" style:base-cell-address="Sheet1.A1"/>
      <style:map style:condition="cell-content()=&quot;Pink&quot;" style:apply-style-name="Untitled8" style:base-cell-address="Sheet1.A1"/>
      <style:map style:condition="cell-content()=&quot;Black&quot;" style:apply-style-name="Untitled10" style:base-cell-address="Sheet1.A1"/>
      <style:map style:condition="cell-content()=&quot;Grey&quot;" style:apply-style-name="Untitled11" style:base-cell-address="Sheet1.A1"/>
    </style:style>
    <style:style style:name="ce7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  <style:map style:condition="cell-content()=&quot;Red&quot;" style:apply-style-name="Untitled1" style:base-cell-address="Sheet1.A1"/>
      <style:map style:condition="cell-content()=&quot;Orange&quot;" style:apply-style-name="Untitled2" style:base-cell-address="Sheet1.A1"/>
      <style:map style:condition="cell-content()=&quot;Yellow&quot;" style:apply-style-name="Untitled3" style:base-cell-address="Sheet1.A1"/>
      <style:map style:condition="cell-content()=&quot;Green&quot;" style:apply-style-name="Untitled4" style:base-cell-address="Sheet1.A1"/>
      <style:map style:condition="cell-content()=&quot;Blue&quot;" style:apply-style-name="Untitled5" style:base-cell-address="Sheet1.A1"/>
      <style:map style:condition="cell-content()=&quot;Purple&quot;" style:apply-style-name="Untitled7" style:base-cell-address="Sheet1.A1"/>
      <style:map style:condition="cell-content()=&quot;Pink&quot;" style:apply-style-name="Untitled8" style:base-cell-address="Sheet1.A1"/>
      <style:map style:condition="cell-content()=&quot;Black&quot;" style:apply-style-name="Untitled10" style:base-cell-address="Sheet1.A1"/>
      <style:map style:condition="cell-content()=&quot;Grey&quot;" style:apply-style-name="Untitled11" style:base-cell-address="Sheet1.A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6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From State</text:p>
          </table:table-cell>
          <table:table-cell table:style-name="ce1" office:value-type="string" calcext:value-type="string">
            <text:p>Move </text:p>
          </table:table-cell>
          <table:table-cell table:style-name="ce1" office:value-type="string" calcext:value-type="string">
            <text:p>To State</text:p>
          </table:table-cell>
          <table:table-cell table:style-name="ce4"/>
          <table:table-cell table:style-name="ce1" office:value-type="string" calcext:value-type="string">
            <text:p>From State</text:p>
          </table:table-cell>
          <table:table-cell table:style-name="ce1" office:value-type="string" calcext:value-type="string">
            <text:p>Move </text:p>
          </table:table-cell>
          <table:table-cell table:style-name="ce1" office:value-type="string" calcext:value-type="string">
            <text:p>To Stat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11" calcext:value-type="float">
            <text:p>11</text:p>
          </table:table-cell>
          <table:table-cell table:style-name="ce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11" calcext:value-type="float">
            <text:p>11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float" office:value="13" calcext:value-type="float">
            <text:p>13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From State</text:p>
          </table:table-cell>
          <table:table-cell table:style-name="ce1" office:value-type="string" calcext:value-type="string">
            <text:p>Move </text:p>
          </table:table-cell>
          <table:table-cell table:style-name="ce1" office:value-type="string" calcext:value-type="string">
            <text:p>To State</text:p>
          </table:table-cell>
          <table:table-cell table:style-name="ce4"/>
          <table:table-cell table:style-name="ce1" office:value-type="string" calcext:value-type="string">
            <text:p>From State</text:p>
          </table:table-cell>
          <table:table-cell table:style-name="ce1" office:value-type="string" calcext:value-type="string">
            <text:p>Move </text:p>
          </table:table-cell>
          <table:table-cell table:style-name="ce1" office:value-type="string" calcext:value-type="string">
            <text:p>To State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19" calcext:value-type="float">
            <text:p>19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19" calcext:value-type="float">
            <text:p>19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1" calcext:value-type="float">
            <text:p>11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19" calcext:value-type="float">
            <text:p>19</text:p>
          </table:table-cell>
          <table:table-cell table:style-name="ce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float" office:value="19" calcext:value-type="float">
            <text:p>19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ink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urple</text:p>
          </table:table-cell>
          <table:table-cell table:style-name="ce2" office:value-type="float" office:value="21" calcext:value-type="float">
            <text:p>21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float" office:value="13" calcext:value-type="float">
            <text:p>13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Tan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1:Sheet1.G1048576">
            <calcext:condition calcext:apply-style-name="Untitled1" calcext:value="=&quot;Red&quot;" calcext:base-cell-address="Sheet1.A1"/>
            <calcext:condition calcext:apply-style-name="Untitled2" calcext:value="=&quot;Orange&quot;" calcext:base-cell-address="Sheet1.A1"/>
            <calcext:condition calcext:apply-style-name="Untitled3" calcext:value="=&quot;Yellow&quot;" calcext:base-cell-address="Sheet1.A1"/>
            <calcext:condition calcext:apply-style-name="Untitled4" calcext:value="=&quot;Green&quot;" calcext:base-cell-address="Sheet1.A1"/>
            <calcext:condition calcext:apply-style-name="Untitled5" calcext:value="=&quot;Blue&quot;" calcext:base-cell-address="Sheet1.A1"/>
            <calcext:condition calcext:apply-style-name="Untitled7" calcext:value="=&quot;Purple&quot;" calcext:base-cell-address="Sheet1.A1"/>
            <calcext:condition calcext:apply-style-name="Untitled8" calcext:value="=&quot;Pink&quot;" calcext:base-cell-address="Sheet1.A1"/>
            <calcext:condition calcext:apply-style-name="Untitled10" calcext:value="=&quot;Black&quot;" calcext:base-cell-address="Sheet1.A1"/>
            <calcext:condition calcext:apply-style-name="Untitled11" calcext:value="=&quot;Gre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ffcc00"/>
    </style:style>
    <style:style style:name="Untitled3" style:family="table-cell" style:parent-style-name="Default">
      <style:table-cell-properties fo:background-color="#ffff66"/>
    </style:style>
    <style:style style:name="Untitled4" style:family="table-cell" style:parent-style-name="Default">
      <style:table-cell-properties fo:background-color="#99cc99"/>
    </style:style>
    <style:style style:name="Untitled5" style:family="table-cell" style:parent-style-name="Default">
      <style:table-cell-properties fo:background-color="#cfe7f5"/>
    </style:style>
    <style:style style:name="Untitled6" style:family="table-cell" style:parent-style-name="Default"/>
    <style:style style:name="Untitled7" style:family="table-cell" style:parent-style-name="Default">
      <style:table-cell-properties fo:background-color="#cc99ff"/>
    </style:style>
    <style:style style:name="Untitled8" style:family="table-cell" style:parent-style-name="Default">
      <style:table-cell-properties fo:background-color="#ffccff"/>
    </style:style>
    <style:style style:name="Untitled9" style:family="table-cell" style:parent-style-name="Default">
      <style:table-cell-properties fo:background-color="#ffffff"/>
      <style:text-properties fo:color="#111111"/>
    </style:style>
    <style:style style:name="Untitled10" style:family="table-cell" style:parent-style-name="Default">
      <style:table-cell-properties fo:background-color="#000000"/>
      <style:text-properties fo:color="#ffffff"/>
    </style:style>
    <style:style style:name="Untitled11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5:48:14.844484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5:07:05.361330688</meta:creation-date>
    <meta:print-date>2018-01-31T15:57:42.933865748</meta:print-date>
    <dc:date>2018-01-31T16:00:12.076555666</dc:date>
    <meta:editing-duration>PT7M20S</meta:editing-duration>
    <meta:editing-cycles>2</meta:editing-cycles>
    <meta:generator>LibreOffice/5.1.6.2$Linux_X86_64 LibreOffice_project/10m0$Build-2</meta:generator>
    <meta:document-statistic meta:table-count="1" meta:cell-count="540" meta:object-count="0"/>
  </office:meta>
</office:document-meta>
</file>